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ID</text:p>
          </table:table-cell>
          <table:table-cell table:number-columns-repeated="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string" table:number-columns-spanned="4" table:number-rows-spanned="1">
            <text:p>Send Gauge Value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4" table:number-rows-spanned="1">
            <text:p>Example: Write value "1000" to the gauge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E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 table:number-columns-spanned="4" table:number-rows-spanned="1">
            <text:p>Update Gauge Title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4" table:number-rows-spanned="1">
            <text:p>Example: Write "RPM" to the gauge title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1)</text:p>
          </table:table-cell>
          <table:table-cell table:formula="of:=CODE(&quot;R&quot;)" office:value-type="float" office:value="82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2)</text:p>
          </table:table-cell>
          <table:table-cell table:formula="of:=CODE(&quot;P&quot;)"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3)</text:p>
          </table:table-cell>
          <table:table-cell table:formula="of:=CODE(&quot;M&quot;)" office:value-type="float" office:value="77">
            <text:p>7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 table:number-columns-spanned="4" table:number-rows-spanned="1">
            <text:p>Set Gauge max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table:number-columns-spanned="4" table:number-rows-spanned="1">
            <text:p>Example: Set max scale to "8000"</text:p>
          </table:table-cell>
          <table:covered-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1)</text:p>
          </table:table-cell>
          <table:table-cell office:value-type="string">
            <text:p>0x1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ta(2)</text:p>
          </table:table-cell>
          <table:table-cell office:value-type="string">
            <text:p>0x4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02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58M36S</meta:editing-duration>
    <meta:editing-cycles>5</meta:editing-cycles>
    <meta:generator>OpenOffice.org/3.2$Win32 OpenOffice.org_project/320m18$Build-9502</meta:generator>
    <dc:date>2011-03-27T02:23:21.42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